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21ac0" officeooo:paragraph-rsid="00021ac0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1d558" officeooo:paragraph-rsid="0001d558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036ca" officeooo:paragraph-rsid="000036ca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036ca" officeooo:paragraph-rsid="0001d55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17d57" officeooo:paragraph-rsid="00017d5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21ac0" officeooo:paragraph-rsid="00021ac0" style:font-style-asian="italic" style:font-weight-asian="bold" style:font-style-complex="italic" style:font-weight-complex="bold"/>
    </style:style>
    <style:style style:name="T1" style:family="text">
      <style:text-properties officeooo:rsid="000036ca"/>
    </style:style>
    <style:style style:name="T2" style:family="text">
      <style:text-properties fo:font-variant="normal" fo:text-transform="none" fo:color="#000000" style:font-name="Times New Roman" fo:font-size="14pt" fo:letter-spacing="normal" fo:font-style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i/pedidos/criar</text:span></text:p>
      <text:p text:style-name="P3">Post</text:p>
      <text:p text:style-name="P4">{</text:p>
      <text:p text:style-name="P4"><text:tab/>idTamanho: integer,</text:p>
      <text:p text:style-name="P4"><text:tab/>idSabor: integer</text:p>
      <text:p text:style-name="P4">}</text:p>
      <text:p text:style-name="P4"/>
      <text:p text:style-name="P4">Retorno:</text:p>
      <text:p text:style-name="P4"><text:span text:style-name="T2">{"success":true,</text:span></text:p>
      <text:p text:style-name="P4"><text:span text:style-name="T2"><text:s text:c="3"/>"message":"Pedido Criado com Sucesso !",</text:span></text:p>
      <text:p text:style-name="P4"><text:span text:style-name="T2"><text:s text:c="4"/>"id_pedido":1}</text:span> </text:p>
      <text:p text:style-name="P4"/>
      <text:p text:style-name="P6">api/pedidos/personalizar</text:p>
      <text:p text:style-name="P3">Post</text:p>
      <text:p text:style-name="P3">{</text:p>
      <text:p text:style-name="P3"><text:tab/>idPedido: integer,</text:p>
      <text:p text:style-name="P3"><text:tab/>personalizacoes: string, junção de IDs conforme exemplo: 1|2|3<text:tab/></text:p>
      <text:p text:style-name="P3">}</text:p>
      <text:p text:style-name="P3"/>
      <text:p text:style-name="P3">Retorno:{</text:p>
      <text:p text:style-name="P5"><text:span text:style-name="T2">"success":true,</text:span></text:p>
      <text:p text:style-name="P5"><text:span text:style-name="T2"><text:s text:c="3"/>"message":"Pedido Criado com Sucesso !",</text:span></text:p>
      <text:p text:style-name="P5"><text:span text:style-name="T2"><text:s text:c="4"/>"id_pedido":1</text:span></text:p>
      <text:p text:style-name="P3">}</text:p>
      <text:p text:style-name="P3"/>
      <text:p text:style-name="P7">api/pedidos/finalizar/{id}</text:p>
      <text:p text:style-name="P7">GET</text:p>
      <text:p text:style-name="P7"><text:s/>Retorno:</text:p>
      <text:p text:style-name="P7"><text:span text:style-name="T2">{"success":true,</text:span></text:p>
      <text:p text:style-name="P7"><text:span text:style-name="T2"><text:s text:c="3"/>"message":"Detalhes do Pedido!",</text:span></text:p>
      <text:p text:style-name="P7"><text:span text:style-name="T2"><text:s text:c="3"/>"pedido":{</text:span></text:p>
      <text:p text:style-name="P7"><text:span text:style-name="T2"><text:s text:c="9"/>"sabor":"Calabresa",</text:span></text:p>
      <text:p text:style-name="P7"><text:span text:style-name="T2"><text:s text:c="9"/>"tamanho":"Pequena",</text:span></text:p>
      <text:p text:style-name="P7"><text:span text:style-name="T2"><text:s text:c="10"/>"personalizacoes":[</text:span></text:p>
      <text:p text:style-name="P7"><text:span text:style-name="T2"><text:s text:c="16"/>"Extra bacon, R$ 0,00",</text:span></text:p>
      <text:p text:style-name="P7"><text:span text:style-name="T2"><text:s text:c="17"/>"Sem cebola, R$ 0,00",</text:span></text:p>
      <text:p text:style-name="P7"><text:span text:style-name="T2"><text:s text:c="17"/>"Borda Recheada, R$ 5,00"],</text:span></text:p>
      <text:p text:style-name="P7"><text:span text:style-name="T2"><text:s text:c="9"/>"tempo_preparo":"20 Minutos",</text:span></text:p>
      <text:p text:style-name="P7"><text:span text:style-name="T2"><text:s text:c="10"/>"valor_total":"R$ 28,00"</text:span></text:p>
      <text:p text:style-name="P7"><text:span text:style-name="T2"><text:s text:c="2"/>}</text:span></text:p>
      <text:p text:style-name="P7"><text:span text:style-name="T2">}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8-15T03:48:37.508000000</dc:date>
    <meta:editing-duration>PT29M36S</meta:editing-duration>
    <meta:editing-cycles>2</meta:editing-cycles>
    <meta:document-statistic meta:table-count="0" meta:image-count="0" meta:object-count="0" meta:page-count="1" meta:paragraph-count="37" meta:word-count="68" meta:character-count="732" meta:non-whitespace-character-count="574"/>
  </office:meta>
</office:document-meta>
</file>